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FontMetricsMapper.getFamil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CustomFontMetricsMapper( final LazyFont fontMetrics , final Source fon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FontMetricsMapper.has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XHeight( final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Emb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Ascender( final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hasChar( final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CustomFontMetricsMapper( final CustomFont fontMet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FontMetricsMapper.getCapHeight( final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mapChar( final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Width( final int i , final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Fo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Font( final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FontMetricsMapper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initialize( final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FontMetricsMapper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MetricsMapper.getDescender( final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